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3.1299in"/>
    </style:style>
    <style:style style:name="co10" style:family="table-column">
      <style:table-column-properties fo:break-before="auto" style:column-width="0.4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 table.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contains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D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Look into using Spring MVC and Hibern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Refactor tickets into agile-style project development / find an application for this kind of project management (Rally, FogBugz, etc)</text:p>
          </table:table-cell>
          <table:table-cell table:style-name="Default"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se SQL TRUNCATE where appropriate in db script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Make movie.sh require db name and password (so as to not hard-code them in models.py, and can then unignore model.py in .gitignore)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Replace Python/SQLAlchemy with Java/Hibernate</text:p>
          </table:table-cell>
          <table:table-cell table:style-name="ce1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21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3-02T21:34:04</dc:date>
    <meta:editing-duration>PT22H25M02S</meta:editing-duration>
    <meta:editing-cycles>99</meta:editing-cycles>
    <meta:generator>OpenOffice.org/3.2$Unix OpenOffice.org_project/320m12$Build-9483</meta:generator>
    <dc:creator>Tyler Hayes</dc:creator>
    <meta:document-statistic meta:table-count="3" meta:cell-count="415" meta:object-count="0"/>
    <meta:user-defined meta:name="Info 1"/>
    <meta:user-defined meta:name="Info 2"/>
    <meta:user-defined meta:name="Info 3"/>
    <meta:user-defined meta:name="Info 4"/>
  </office:meta>
</office:document-meta>
</file>